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1.598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1.36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016in"/>
    </style:style>
    <style:style style:name="co7" style:family="table-column">
      <style:table-column-properties fo:break-before="auto" style:column-width="1.4811in"/>
    </style:style>
    <style:style style:name="co8" style:family="table-column">
      <style:table-column-properties fo:break-before="auto" style:column-width="1.7929in"/>
    </style:style>
    <style:style style:name="co9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font-name="Liberation Sans1"/>
    </style:style>
    <style:style style:name="ce4" style:family="table-cell" style:parent-style-name="Default" style:data-style-name="N2"/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lass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JDK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etto openjdk 11.0.19 2023-04-18 L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acle openjdk 21.0.1 2023-10-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ommand</text:p>
          </table:table-cell>
          <table:table-cell table:style-name="ce1" table:formula="of:=COM.MICROSOFT.CONCAT(&quot;average &quot;; [$results.B2])" office:value-type="string" office:string-value="average start time [s]" calcext:value-type="string">
            <text:p>average start time [s]</text:p>
          </table:table-cell>
          <table:table-cell table:style-name="ce1" table:formula="of:=COM.MICROSOFT.CONCAT(&quot;average &quot;; [$results.C2])" office:value-type="string" office:string-value="average memory after init [MB]" calcext:value-type="string">
            <text:p>average memory after init [MB]</text:p>
          </table:table-cell>
          <table:table-cell table:style-name="ce1" table:formula="of:=COM.MICROSOFT.CONCAT(&quot;average &quot;; [$results.D2])" office:value-type="string" office:string-value="average memory after request [MB]" calcext:value-type="string">
            <text:p>average memory after request [MB]</text:p>
          </table:table-cell>
          <table:table-cell table:style-name="ce3" table:formula="of:=COM.MICROSOFT.CONCAT(&quot;σ &quot;; [$results.B2])" office:value-type="string" office:string-value="σ start time [s]" calcext:value-type="string">
            <text:p>σ start time [s]</text:p>
          </table:table-cell>
          <table:table-cell table:style-name="ce3" table:formula="of:=COM.MICROSOFT.CONCAT(&quot;σ &quot;; [$results.C2])" office:value-type="string" office:string-value="σ memory after init [MB]" calcext:value-type="string">
            <text:p>σ memory after init [MB]</text:p>
          </table:table-cell>
          <table:table-cell table:style-name="ce3" table:formula="of:=COM.MICROSOFT.CONCAT(&quot;σ &quot;; [$results.D2])" office:value-type="string" office:string-value="σ memory after request [MB]" calcext:value-type="string">
            <text:p>σ memory after request [MB]</text:p>
          </table:table-cell>
          <table:table-cell table:style-name="ce3" table:formula="of:=COM.MICROSOFT.CONCAT(&quot;max &quot;; [$results.B2])" office:value-type="string" office:string-value="max start time [s]" calcext:value-type="string">
            <text:p>max start time [s]</text:p>
          </table:table-cell>
          <table:table-cell table:style-name="ce3" table:formula="of:=COM.MICROSOFT.CONCAT(&quot;max &quot;; [$results.C2])" office:value-type="string" office:string-value="max memory after init [MB]" calcext:value-type="string">
            <text:p>max memory after init [MB]</text:p>
          </table:table-cell>
          <table:table-cell table:style-name="ce3" table:formula="of:=COM.MICROSOFT.CONCAT(&quot;max &quot;; [$results.D2])" office:value-type="string" office:string-value="max memory after request [MB]" calcext:value-type="string">
            <text:p>max memory after request [MB]</text:p>
          </table:table-cell>
          <table:table-cell table:style-name="ce3" table:formula="of:=COM.MICROSOFT.CONCAT(&quot;min &quot;; [$results.B2])" office:value-type="string" office:string-value="min start time [s]" calcext:value-type="string">
            <text:p>min start time [s]</text:p>
          </table:table-cell>
          <table:table-cell table:style-name="ce3" table:formula="of:=COM.MICROSOFT.CONCAT(&quot;min &quot;; [$results.C2])" office:value-type="string" office:string-value="min memory after init [MB]" calcext:value-type="string">
            <text:p>min memory after init [MB]</text:p>
          </table:table-cell>
          <table:table-cell table:style-name="ce3" table:formula="of:=COM.MICROSOFT.CONCAT(&quot;min &quot;; [$results.D2])" office:value-type="string" office:string-value="min memory after request [MB]" calcext:value-type="string">
            <text:p>min memory after request [MB]</text:p>
          </table:table-cell>
          <table:table-cell table:style-name="ce3" table:formula="of:=COM.MICROSOFT.CONCAT(&quot;max-min &quot;; [$results.B2])" office:value-type="string" office:string-value="max-min start time [s]" calcext:value-type="string">
            <text:p>max-min start time [s]</text:p>
          </table:table-cell>
          <table:table-cell table:style-name="ce3" table:formula="of:=COM.MICROSOFT.CONCAT(&quot;max-min &quot;; [$results.C2])" office:value-type="string" office:string-value="max-min memory after init [MB]" calcext:value-type="string">
            <text:p>max-min memory after init [MB]</text:p>
          </table:table-cell>
          <table:table-cell table:style-name="ce3" table:formula="of:=COM.MICROSOFT.CONCAT(&quot;max-min &quot;; [$results.D2])" office:value-type="string" office:string-value="max-min memory after request [MB]" calcext:value-type="string">
            <text:p>max-min memory after request [MB]</text:p>
          </table:table-cell>
          <table:table-cell table:style-name="ce5" table:number-columns-repeated="1007"/>
        </table:table-row>
        <table:table-row table:style-name="ro1">
          <table:table-cell table:style-name="Default" office:value-type="string" calcext:value-type="string">
            <text:p>JDK11 jar</text:p>
          </table:table-cell>
          <table:table-cell office:value-type="string" calcext:value-type="string">
            <text:p>/home/damian/.jdks/corretto-11.0.19/bin/java -jar todo-app-0.0.1-SNAPSHOT.jar</text:p>
          </table:table-cell>
          <table:table-cell table:formula="of:=AVERAGE([$results.B3:$results.B12])" office:value-type="float" office:value="4.9103" calcext:value-type="float">
            <text:p>4.9103</text:p>
          </table:table-cell>
          <table:table-cell table:style-name="ce2" table:formula="of:=AVERAGE([$results.C3:$results.C12])" office:value-type="float" office:value="436.4" calcext:value-type="float">
            <text:p>436.4</text:p>
          </table:table-cell>
          <table:table-cell table:style-name="ce2" table:formula="of:=AVERAGE([$results.D3:$results.D12])" office:value-type="float" office:value="496.6" calcext:value-type="float">
            <text:p>496.6</text:p>
          </table:table-cell>
          <table:table-cell table:style-name="ce4" table:formula="of:=STDEV([$results.B3:$results.B12])" office:value-type="float" office:value="0.116789506758479" calcext:value-type="float">
            <text:p>0.12</text:p>
          </table:table-cell>
          <table:table-cell table:style-name="ce4" table:formula="of:=STDEV([$results.C3:$results.C12])" office:value-type="float" office:value="28.182737032919" calcext:value-type="float">
            <text:p>28.18</text:p>
          </table:table-cell>
          <table:table-cell table:style-name="ce4" table:formula="of:=STDEV([$results.D3:$results.D12])" office:value-type="float" office:value="26.454153213101" calcext:value-type="float">
            <text:p>26.45</text:p>
          </table:table-cell>
          <table:table-cell table:formula="of:=MAX([$results.B3:$results.B12])" office:value-type="float" office:value="5.092" calcext:value-type="float">
            <text:p>5.092</text:p>
          </table:table-cell>
          <table:table-cell table:formula="of:=MAX([$results.C3:$results.C12])" office:value-type="float" office:value="491" calcext:value-type="float">
            <text:p>491</text:p>
          </table:table-cell>
          <table:table-cell table:formula="of:=MAX([$results.D3:$results.D12])" office:value-type="float" office:value="530" calcext:value-type="float">
            <text:p>530</text:p>
          </table:table-cell>
          <table:table-cell table:formula="of:=MIN([$results.B3:$results.B12])" office:value-type="float" office:value="4.78" calcext:value-type="float">
            <text:p>4.78</text:p>
          </table:table-cell>
          <table:table-cell table:formula="of:=MIN([$results.C3:$results.C12])" office:value-type="float" office:value="395" calcext:value-type="float">
            <text:p>395</text:p>
          </table:table-cell>
          <table:table-cell table:formula="of:=MIN([$results.D3:$results.D12])" office:value-type="float" office:value="464" calcext:value-type="float">
            <text:p>464</text:p>
          </table:table-cell>
          <table:table-cell table:formula="of:=[.I7]-[.L7]" office:value-type="float" office:value="0.311999999999999" calcext:value-type="float">
            <text:p>0.311999999999999</text:p>
          </table:table-cell>
          <table:table-cell table:formula="of:=[.J7]-[.M7]" office:value-type="float" office:value="96" calcext:value-type="float">
            <text:p>96</text:p>
          </table:table-cell>
          <table:table-cell table:formula="of:=[.K7]-[.N7]" office:value-type="float" office:value="66" calcext:value-type="float">
            <text:p>6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JDK21 11 jar</text:p>
          </table:table-cell>
          <table:table-cell office:value-type="string" calcext:value-type="string">
            <text:p>/home/damian/.jdks/openjdk-21.0.1/bin/java -jar todo-app-0.0.1-SNAPSHOT.jar</text:p>
          </table:table-cell>
          <table:table-cell table:formula="of:=AVERAGE([$results.B13:$results.B22])" office:value-type="float" office:value="4.8999" calcext:value-type="float">
            <text:p>4.8999</text:p>
          </table:table-cell>
          <table:table-cell table:style-name="ce2" table:formula="of:=AVERAGE([$results.C13:$results.C22])" office:value-type="float" office:value="328.3" calcext:value-type="float">
            <text:p>328.3</text:p>
          </table:table-cell>
          <table:table-cell table:style-name="ce2" table:formula="of:=AVERAGE([$results.D13:$results.D22])" office:value-type="float" office:value="348" calcext:value-type="float">
            <text:p>348.0</text:p>
          </table:table-cell>
          <table:table-cell table:style-name="ce4" table:formula="of:=STDEV([$results.B13:$results.B22])" office:value-type="float" office:value="0.100753218862283" calcext:value-type="float">
            <text:p>0.10</text:p>
          </table:table-cell>
          <table:table-cell table:style-name="ce4" table:formula="of:=STDEV([$results.C13:$results.C22])" office:value-type="float" office:value="11.2748490997539" calcext:value-type="float">
            <text:p>11.27</text:p>
          </table:table-cell>
          <table:table-cell table:style-name="ce4" table:formula="of:=STDEV([$results.D13:$results.D22])" office:value-type="float" office:value="6.05530070819498" calcext:value-type="float">
            <text:p>6.06</text:p>
          </table:table-cell>
          <table:table-cell table:formula="of:=MAX([$results.B13:$results.B22])" office:value-type="float" office:value="5.09" calcext:value-type="float">
            <text:p>5.09</text:p>
          </table:table-cell>
          <table:table-cell table:formula="of:=MAX([$results.C13:$results.C22])" office:value-type="float" office:value="343" calcext:value-type="float">
            <text:p>343</text:p>
          </table:table-cell>
          <table:table-cell table:formula="of:=MAX([$results.D13:$results.D22])" office:value-type="float" office:value="357" calcext:value-type="float">
            <text:p>357</text:p>
          </table:table-cell>
          <table:table-cell table:formula="of:=MIN([$results.B13:$results.B22])" office:value-type="float" office:value="4.787" calcext:value-type="float">
            <text:p>4.787</text:p>
          </table:table-cell>
          <table:table-cell table:formula="of:=MIN([$results.C13:$results.C22])" office:value-type="float" office:value="309" calcext:value-type="float">
            <text:p>309</text:p>
          </table:table-cell>
          <table:table-cell table:formula="of:=MIN([$results.D13:$results.D22])" office:value-type="float" office:value="340" calcext:value-type="float">
            <text:p>340</text:p>
          </table:table-cell>
          <table:table-cell table:formula="of:=[.I8]-[.L8]" office:value-type="float" office:value="0.303" calcext:value-type="float">
            <text:p>0.303</text:p>
          </table:table-cell>
          <table:table-cell table:formula="of:=[.J8]-[.M8]" office:value-type="float" office:value="34" calcext:value-type="float">
            <text:p>34</text:p>
          </table:table-cell>
          <table:table-cell table:formula="of:=[.K8]-[.N8]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JDK 21 21 jar</text:p>
          </table:table-cell>
          <table:table-cell/>
          <table:table-cell table:formula="of:=AVERAGE([$results.B23:$results.B32])" office:value-type="float" office:value="4.8418" calcext:value-type="float">
            <text:p>4.8418</text:p>
          </table:table-cell>
          <table:table-cell table:style-name="ce2" table:formula="of:=AVERAGE([$results.C23:$results.C32])" office:value-type="float" office:value="309.8" calcext:value-type="float">
            <text:p>309.8</text:p>
          </table:table-cell>
          <table:table-cell table:style-name="ce2" table:formula="of:=AVERAGE([$results.D23:$results.D32])" office:value-type="float" office:value="331.1" calcext:value-type="float">
            <text:p>331.1</text:p>
          </table:table-cell>
          <table:table-cell table:style-name="ce4" table:formula="of:=STDEV([$results.B23:$results.B32])" office:value-type="float" office:value="0.0849454727065153" calcext:value-type="float">
            <text:p>0.08</text:p>
          </table:table-cell>
          <table:table-cell table:style-name="ce4" table:formula="of:=STDEV([$results.C23:$results.C32])" office:value-type="float" office:value="6.87669171105474" calcext:value-type="float">
            <text:p>6.88</text:p>
          </table:table-cell>
          <table:table-cell table:style-name="ce4" table:formula="of:=STDEV([$results.D23:$results.D32])" office:value-type="float" office:value="9.93814201280434" calcext:value-type="float">
            <text:p>9.94</text:p>
          </table:table-cell>
          <table:table-cell table:formula="of:=MAX([$results.B23:$results.B32])" office:value-type="float" office:value="4.949" calcext:value-type="float">
            <text:p>4.949</text:p>
          </table:table-cell>
          <table:table-cell table:formula="of:=MAX([$results.C23:$results.C32])" office:value-type="float" office:value="325" calcext:value-type="float">
            <text:p>325</text:p>
          </table:table-cell>
          <table:table-cell table:formula="of:=MAX([$results.D23:$results.D32])" office:value-type="float" office:value="347" calcext:value-type="float">
            <text:p>347</text:p>
          </table:table-cell>
          <table:table-cell table:formula="of:=MIN([$results.B23:$results.B32])" office:value-type="float" office:value="4.68" calcext:value-type="float">
            <text:p>4.68</text:p>
          </table:table-cell>
          <table:table-cell table:formula="of:=MIN([$results.C23:$results.C32])" office:value-type="float" office:value="303" calcext:value-type="float">
            <text:p>303</text:p>
          </table:table-cell>
          <table:table-cell table:formula="of:=MIN([$results.D23:$results.D32])" office:value-type="float" office:value="319" calcext:value-type="float">
            <text:p>319</text:p>
          </table:table-cell>
          <table:table-cell table:formula="of:=[.I9]-[.L9]" office:value-type="float" office:value="0.269" calcext:value-type="float">
            <text:p>0.269</text:p>
          </table:table-cell>
          <table:table-cell table:formula="of:=[.J9]-[.M9]" office:value-type="float" office:value="22" calcext:value-type="float">
            <text:p>22</text:p>
          </table:table-cell>
          <table:table-cell table:formula="of:=[.K9]-[.N9]"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IJ 11 jar</text:p>
          </table:table-cell>
          <table:table-cell office:value-type="string" calcext:value-type="string">
            <text:p>/home/damian/.jdks/corretto-11.0.19/bin/java -XX:TieredStopAtLevel=1 -noverify -Dspring.output.ansi.enabled=always -Dcom.sun.management.jmxremote -Dspring.jmx.enabled=true -Dspring.liveBeansView.mbeanDomain -Dspring.application.admin.enabled=true -Dmanagement.endpoints.jmx.exposure.include=* -javaagent:/snap/intellij-idea-ultimate/456/lib/idea_rt.jar=33137:/snap/intellij-idea-ultimate/456/bin -Dfile.encoding=UTF-8 -classpath /home/damian/my_programming/todo-app/target/classes:/home/damian/.m2/repository/org/springframework/boot/spring-boot-starter-web/2.7.13/spring-boot-starter-web-2.7.13.jar:/home/damian/.m2/repository/org/springframework/boot/spring-boot-starter/2.7.13/spring-boot-starter-2.7.13.jar:/home/damian/.m2/repository/org/springframework/boot/spring-boot/2.7.13/spring-boot-2.7.13.jar:/home/damian/.m2/repository/org/springframework/boot/spring-boot-autoconfigure/2.7.13/spring-boot-autoconfigure-2.7.13.jar:/home/damian/.m2/repository/org/springframework/boot/spring-boot-starter-logging/2.7.13/spring-boot-starter-logging-2.7.13.jar:/home/damian/.m2/repository/ch/qos/logback/logback-classic/1.2.12/logback-classic-1.2.12.jar:/home/damian/.m2/repository/ch/qos/logback/logback-core/1.2.12/logback-core-1.2.12.jar:/home/damian/.m2/repository/org/apache/logging/log4j/log4j-to-slf4j/2.17.2/log4j-to-slf4j-2.17.2.jar:/home/damian/.m2/repository/org/apache/logging/log4j/log4j-api/2.17.2/log4j-api-2.17.2.jar:/home/damian/.m2/repository/org/slf4j/jul-to-slf4j/1.7.36/jul-to-slf4j-1.7.36.jar:/home/damian/.m2/repository/jakarta/annotation/jakarta.annotation-api/1.3.5/jakarta.annotation-api-1.3.5.jar:/home/damian/.m2/repository/org/yaml/snakeyaml/1.30/snakeyaml-1.30.jar:/home/damian/.m2/repository/org/springframework/boot/spring-boot-starter-json/2.7.13/spring-boot-starter-json-2.7.13.jar:/home/damian/.m2/repository/com/fasterxml/jackson/datatype/jackson-datatype-jdk8/2.13.5/jackson-datatype-jdk8-2.13.5.jar:/home/damian/.m2/repository/com/fasterxml/jackson/module/jackson-module-parameter-names/2.13.5/jackson-module-parameter-names-2.13.5.jar:/home/damian/.m2/repository/org/springframework/boot/spring-boot-starter-tomcat/2.7.13/spring-boot-starter-tomcat-2.7.13.jar:/home/damian/.m2/repository/org/apache/tomcat/embed/tomcat-embed-core/9.0.76/tomcat-embed-core-9.0.76.jar:/home/damian/.m2/repository/org/apache/tomcat/embed/tomcat-embed-el/9.0.76/tomcat-embed-el-9.0.76.jar:/home/damian/.m2/repository/org/apache/tomcat/embed/tomcat-embed-websocket/9.0.76/tomcat-embed-websocket-9.0.76.jar:/home/damian/.m2/repository/org/springframework/spring-web/5.3.28/spring-web-5.3.28.jar:/home/damian/.m2/repository/org/springframework/spring-beans/5.3.28/spring-beans-5.3.28.jar:/home/damian/.m2/repository/org/springframework/spring-webmvc/5.3.28/spring-webmvc-5.3.28.jar:/home/damian/.m2/repository/org/springframework/spring-context/5.3.28/spring-context-5.3.28.jar:/home/damian/.m2/repository/org/springframework/spring-expression/5.3.28/spring-expression-5.3.28.jar:/home/damian/.m2/repository/org/projectlombok/lombok/1.18.28/lombok-1.18.28.jar:/home/damian/.m2/repository/org/slf4j/slf4j-api/1.7.36/slf4j-api-1.7.36.jar:/home/damian/.m2/repository/jakarta/xml/bind/jakarta.xml.bind-api/2.3.3/jakarta.xml.bind-api-2.3.3.jar:/home/damian/.m2/repository/jakarta/activation/jakarta.activation-api/1.2.2/jakarta.activation-api-1.2.2.jar:/home/damian/.m2/repository/net/bytebuddy/byte-buddy/1.12.23/byte-buddy-1.12.23.jar:/home/damian/.m2/repository/org/springframework/spring-core/5.3.28/spring-core-5.3.28.jar:/home/damian/.m2/repository/org/springframework/spring-jcl/5.3.28/spring-jcl-5.3.28.jar:/home/damian/.m2/repository/com/fasterxml/jackson/datatype/jackson-datatype-jsr310/2.13.5/jackson-datatype-jsr310-2.13.5.jar:/home/damian/.m2/repository/com/fasterxml/jackson/core/jackson-annotations/2.13.5/jackson-annotations-2.13.5.jar:/home/damian/.m2/repository/com/fasterxml/jackson/core/jackson-core/2.13.5/jackson-core-2.13.5.jar:/home/damian/.m2/repository/com/fasterxml/jackson/core/jackson-databind/2.13.5/jackson-databind-2.13.5.jar:/home/damian/.m2/repository/org/postgresql/postgresql/42.3.8/postgresql-42.3.8.jar:/home/damian/.m2/repository/org/checkerframework/checker-qual/3.5.0/checker-qual-3.5.0.jar:/home/damian/.m2/repository/org/springframework/boot/spring-boot-starter-data-jpa/2.7.13/spring-boot-starter-data-jpa-2.7.13.jar:/home/damian/.m2/repository/org/springframework/boot/spring-boot-starter-aop/2.7.13/spring-boot-starter-aop-2.7.13.jar:/home/damian/.m2/repository/org/aspectj/aspectjweaver/1.9.7/aspectjweaver-1.9.7.jar:/home/damian/.m2/repository/org/springframework/boot/spring-boot-starter-jdbc/2.7.13/spring-boot-starter-jdbc-2.7.13.jar:/home/damian/.m2/repository/com/zaxxer/HikariCP/4.0.3/HikariCP-4.0.3.jar:/home/damian/.m2/repository/org/springframework/spring-jdbc/5.3.28/spring-jdbc-5.3.28.jar:/home/damian/.m2/repository/jakarta/transaction/jakarta.transaction-api/1.3.3/jakarta.transaction-api-1.3.3.jar:/home/damian/.m2/repository/jakarta/persistence/jakarta.persistence-api/2.2.3/jakarta.persistence-api-2.2.3.jar:/home/damian/.m2/repository/org/hibernate/hibernate-core/5.6.15.Final/hibernate-core-5.6.15.Final.jar:/home/damian/.m2/repository/antlr/antlr/2.7.7/antlr-2.7.7.jar:/home/damian/.m2/repository/org/jboss/jandex/2.4.2.Final/jandex-2.4.2.Final.jar:/home/damian/.m2/repository/com/fasterxml/classmate/1.5.1/classmate-1.5.1.jar:/home/damian/.m2/repository/org/hibernate/common/hibernate-commons-annotations/5.1.2.Final/hibernate-commons-annotations-5.1.2.Final.jar:/home/damian/.m2/repository/org/glassfish/jaxb/jaxb-runtime/2.3.8/jaxb-runtime-2.3.8.jar:/home/damian/.m2/repository/org/glassfish/jaxb/txw2/2.3.8/txw2-2.3.8.jar:/home/damian/.m2/repository/com/sun/istack/istack-commons-runtime/3.0.12/istack-commons-runtime-3.0.12.jar:/home/damian/.m2/repository/com/sun/activation/jakarta.activation/1.2.2/jakarta.activation-1.2.2.jar:/home/damian/.m2/repository/org/springframework/data/spring-data-jpa/2.7.13/spring-data-jpa-2.7.13.jar:/home/damian/.m2/repository/org/springframework/data/spring-data-commons/2.7.13/spring-data-commons-2.7.13.jar:/home/damian/.m2/repository/org/springframework/spring-orm/5.3.28/spring-orm-5.3.28.jar:/home/damian/.m2/repository/org/springframework/spring-tx/5.3.28/spring-tx-5.3.28.jar:/home/damian/.m2/repository/org/springframework/spring-aspects/5.3.28/spring-aspects-5.3.28.jar:/home/damian/.m2/repository/org/keycloak/keycloak-spring-boot-starter/21.1.1/keycloak-spring-boot-starter-21.1.1.jar:/home/damian/.m2/repository/org/keycloak/keycloak-spring-boot-2-adapter/21.1.1/keycloak-spring-boot-2-adapter-21.1.1.jar:/home/damian/.m2/repository/org/keycloak/keycloak-authz-client/21.1.1/keycloak-authz-client-21.1.1.jar:/home/damian/.m2/repository/org/apache/httpcomponents/httpclient/4.5.14/httpclient-4.5.14.jar:/home/damian/.m2/repository/org/apache/httpcomponents/httpcore/4.4.16/httpcore-4.4.16.jar:/home/damian/.m2/repository/commons-codec/commons-codec/1.15/commons-codec-1.15.jar:/home/damian/.m2/repository/org/keycloak/spring-boot-container-bundle/21.1.1/spring-boot-container-bundle-21.1.1.jar:/home/damian/.m2/repository/org/keycloak/keycloak-adapter-core/21.1.1/keycloak-adapter-core-21.1.1.jar:/home/damian/.m2/repository/org/keycloak/keycloak-crypto-default/21.1.1/keycloak-crypto-default-21.1.1.jar:/home/damian/.m2/repository/org/keycloak/keycloak-server-spi/21.1.1/keycloak-server-spi-21.1.1.jar:/home/damian/.m2/repository/org/keycloak/keycloak-server-spi-private/21.1.1/keycloak-server-spi-private-21.1.1.jar:/home/damian/.m2/repository/org/bouncycastle/bcpkix-jdk15on/1.70/bcpkix-jdk15on-1.70.jar:/home/damian/.m2/repository/org/bouncycastle/bcutil-jdk15on/1.70/bcutil-jdk15on-1.70.jar:/home/damian/.m2/repository/org/keycloak/keycloak-spring-security-adapter/21.1.1/keycloak-spring-security-adapter-21.1.1.jar:/home/damian/.m2/repository/org/keycloak/keycloak-adapter-spi/21.1.1/keycloak-adapter-spi-21.1.1.jar:/home/damian/.m2/repository/org/keycloak/keycloak-policy-enforcer/21.1.1/keycloak-policy-enforcer-21.1.1.jar:/home/damian/.m2/repository/org/bouncycastle/bcprov-jdk15on/1.70/bcprov-jdk15on-1.70.jar:/home/damian/.m2/repository/org/keycloak/keycloak-spring-boot-adapter-core/21.1.1/keycloak-spring-boot-adapter-core-21.1.1.jar:/home/damian/.m2/repository/org/jboss/logging/jboss-logging/3.4.3.Final/jboss-logging-3.4.3.Final.jar:/home/damian/.m2/repository/org/keycloak/keycloak-core/21.1.1/keycloak-core-21.1.1.jar:/home/damian/.m2/repository/org/keycloak/keycloak-common/21.1.1/keycloak-common-21.1.1.jar:/home/damian/.m2/repository/org/springframework/boot/spring-boot-starter-security/2.7.13/spring-boot-starter-security-2.7.13.jar:/home/damian/.m2/repository/org/springframework/spring-aop/5.3.28/spring-aop-5.3.28.jar:/home/damian/.m2/repository/org/springframework/security/spring-security-config/5.7.9/spring-security-config-5.7.9.jar:/home/damian/.m2/repository/org/springframework/security/spring-security-core/5.7.9/spring-security-core-5.7.9.jar:/home/damian/.m2/repository/org/springframework/security/spring-security-crypto/5.7.9/spring-security-crypto-5.7.9.jar:/home/damian/.m2/repository/org/springframework/security/spring-security-web/5.7.9/spring-security-web-5.7.9.jar com.example.todoapp.TodoAppApplication</text:p>
          </table:table-cell>
          <table:table-cell table:formula="of:=AVERAGE([$results.B33:$results.B42])" office:value-type="float" office:value="2.9659" calcext:value-type="float">
            <text:p>2.9659</text:p>
          </table:table-cell>
          <table:table-cell table:style-name="ce2" table:formula="of:=AVERAGE([$results.C33:$results.C42])" office:value-type="float" office:value="319.8" calcext:value-type="float">
            <text:p>319.8</text:p>
          </table:table-cell>
          <table:table-cell table:style-name="ce2" table:formula="of:=AVERAGE([$results.D33:$results.D42])" office:value-type="float" office:value="337.1" calcext:value-type="float">
            <text:p>337.1</text:p>
          </table:table-cell>
          <table:table-cell table:style-name="ce4" table:formula="of:=STDEV([$results.B33:$results.B42])" office:value-type="float" office:value="0.0436690839025607" calcext:value-type="float">
            <text:p>0.04</text:p>
          </table:table-cell>
          <table:table-cell table:style-name="ce4" table:formula="of:=STDEV([$results.C33:$results.C42])" office:value-type="float" office:value="19.4924486803366" calcext:value-type="float">
            <text:p>19.49</text:p>
          </table:table-cell>
          <table:table-cell table:style-name="ce4" table:formula="of:=STDEV([$results.D33:$results.D42])" office:value-type="float" office:value="19.0755806668572" calcext:value-type="float">
            <text:p>19.08</text:p>
          </table:table-cell>
          <table:table-cell table:formula="of:=MAX([$results.B33:$results.B42])" office:value-type="float" office:value="3.03" calcext:value-type="float">
            <text:p>3.03</text:p>
          </table:table-cell>
          <table:table-cell table:formula="of:=MAX([$results.C33:$results.C42])" office:value-type="float" office:value="360" calcext:value-type="float">
            <text:p>360</text:p>
          </table:table-cell>
          <table:table-cell table:formula="of:=MAX([$results.D33:$results.D42])" office:value-type="float" office:value="376" calcext:value-type="float">
            <text:p>376</text:p>
          </table:table-cell>
          <table:table-cell table:formula="of:=MIN([$results.B33:$results.B42])" office:value-type="float" office:value="2.906" calcext:value-type="float">
            <text:p>2.906</text:p>
          </table:table-cell>
          <table:table-cell table:formula="of:=MIN([$results.C33:$results.C42])" office:value-type="float" office:value="298" calcext:value-type="float">
            <text:p>298</text:p>
          </table:table-cell>
          <table:table-cell table:formula="of:=MIN([$results.D33:$results.D42])" office:value-type="float" office:value="316" calcext:value-type="float">
            <text:p>316</text:p>
          </table:table-cell>
          <table:table-cell table:formula="of:=[.I10]-[.L10]" office:value-type="float" office:value="0.124" calcext:value-type="float">
            <text:p>0.124</text:p>
          </table:table-cell>
          <table:table-cell table:formula="of:=[.J10]-[.M10]" office:value-type="float" office:value="62" calcext:value-type="float">
            <text:p>62</text:p>
          </table:table-cell>
          <table:table-cell table:formula="of:=[.K10]-[.N10]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IJ 21 11 jar</text:p>
          </table:table-cell>
          <table:table-cell office:value-type="string" calcext:value-type="string">
            <text:p>/home/damian/.jdks/openjdk-21.0.1/bin/java -XX:TieredStopAtLevel=1 -Dspring.output.ansi.enabled=always -Dcom.sun.management.jmxremote -Dspring.jmx.enabled=true -Dspring.liveBeansView.mbeanDomain -Dspring.application.admin.enabled=true -Dmanagement.endpoints.jmx.exposure.include=* -javaagent:/snap/intellij-idea-ultimate/456/lib/idea_rt.jar=33429:/snap/intellij-idea-ultimate/456/bin -Dfile.encoding=UTF-8 -Dsun.stdout.encoding=UTF-8 -Dsun.stderr.encoding=UTF-8 -classpath /home/damian/my_programming/todo-app/target/classes:/home/damian/.m2/repository/org/springframework/boot/spring-boot-starter-web/2.7.13/spring-boot-starter-web-2.7.13.jar:/home/damian/.m2/repository/org/springframework/boot/spring-boot-starter/2.7.13/spring-boot-starter-2.7.13.jar:/home/damian/.m2/repository/org/springframework/boot/spring-boot/2.7.13/spring-boot-2.7.13.jar:/home/damian/.m2/repository/org/springframework/boot/spring-boot-autoconfigure/2.7.13/spring-boot-autoconfigure-2.7.13.jar:/home/damian/.m2/repository/org/springframework/boot/spring-boot-starter-logging/2.7.13/spring-boot-starter-logging-2.7.13.jar:/home/damian/.m2/repository/ch/qos/logback/logback-classic/1.2.12/logback-classic-1.2.12.jar:/home/damian/.m2/repository/ch/qos/logback/logback-core/1.2.12/logback-core-1.2.12.jar:/home/damian/.m2/repository/org/apache/logging/log4j/log4j-to-slf4j/2.17.2/log4j-to-slf4j-2.17.2.jar:/home/damian/.m2/repository/org/apache/logging/log4j/log4j-api/2.17.2/log4j-api-2.17.2.jar:/home/damian/.m2/repository/org/slf4j/jul-to-slf4j/1.7.36/jul-to-slf4j-1.7.36.jar:/home/damian/.m2/repository/jakarta/annotation/jakarta.annotation-api/1.3.5/jakarta.annotation-api-1.3.5.jar:/home/damian/.m2/repository/org/yaml/snakeyaml/1.30/snakeyaml-1.30.jar:/home/damian/.m2/repository/org/springframework/boot/spring-boot-starter-json/2.7.13/spring-boot-starter-json-2.7.13.jar:/home/damian/.m2/repository/com/fasterxml/jackson/datatype/jackson-datatype-jdk8/2.13.5/jackson-datatype-jdk8-2.13.5.jar:/home/damian/.m2/repository/com/fasterxml/jackson/module/jackson-module-parameter-names/2.13.5/jackson-module-parameter-names-2.13.5.jar:/home/damian/.m2/repository/org/springframework/boot/spring-boot-starter-tomcat/2.7.13/spring-boot-starter-tomcat-2.7.13.jar:/home/damian/.m2/repository/org/apache/tomcat/embed/tomcat-embed-core/9.0.76/tomcat-embed-core-9.0.76.jar:/home/damian/.m2/repository/org/apache/tomcat/embed/tomcat-embed-el/9.0.76/tomcat-embed-el-9.0.76.jar:/home/damian/.m2/repository/org/apache/tomcat/embed/tomcat-embed-websocket/9.0.76/tomcat-embed-websocket-9.0.76.jar:/home/damian/.m2/repository/org/springframework/spring-web/5.3.28/spring-web-5.3.28.jar:/home/damian/.m2/repository/org/springframework/spring-beans/5.3.28/spring-beans-5.3.28.jar:/home/damian/.m2/repository/org/springframework/spring-webmvc/5.3.28/spring-webmvc-5.3.28.jar:/home/damian/.m2/repository/org/springframework/spring-context/5.3.28/spring-context-5.3.28.jar:/home/damian/.m2/repository/org/springframework/spring-expression/5.3.28/spring-expression-5.3.28.jar:/home/damian/.m2/repository/org/projectlombok/lombok/1.18.28/lombok-1.18.28.jar:/home/damian/.m2/repository/org/slf4j/slf4j-api/1.7.36/slf4j-api-1.7.36.jar:/home/damian/.m2/repository/jakarta/xml/bind/jakarta.xml.bind-api/2.3.3/jakarta.xml.bind-api-2.3.3.jar:/home/damian/.m2/repository/jakarta/activation/jakarta.activation-api/1.2.2/jakarta.activation-api-1.2.2.jar:/home/damian/.m2/repository/net/bytebuddy/byte-buddy/1.12.23/byte-buddy-1.12.23.jar:/home/damian/.m2/repository/org/springframework/spring-core/5.3.28/spring-core-5.3.28.jar:/home/damian/.m2/repository/org/springframework/spring-jcl/5.3.28/spring-jcl-5.3.28.jar:/home/damian/.m2/repository/com/fasterxml/jackson/datatype/jackson-datatype-jsr310/2.13.5/jackson-datatype-jsr310-2.13.5.jar:/home/damian/.m2/repository/com/fasterxml/jackson/core/jackson-annotations/2.13.5/jackson-annotations-2.13.5.jar:/home/damian/.m2/repository/com/fasterxml/jackson/core/jackson-core/2.13.5/jackson-core-2.13.5.jar:/home/damian/.m2/repository/com/fasterxml/jackson/core/jackson-databind/2.13.5/jackson-databind-2.13.5.jar:/home/damian/.m2/repository/org/postgresql/postgresql/42.3.8/postgresql-42.3.8.jar:/home/damian/.m2/repository/org/checkerframework/checker-qual/3.5.0/checker-qual-3.5.0.jar:/home/damian/.m2/repository/org/springframework/boot/spring-boot-starter-data-jpa/2.7.13/spring-boot-starter-data-jpa-2.7.13.jar:/home/damian/.m2/repository/org/springframework/boot/spring-boot-starter-aop/2.7.13/spring-boot-starter-aop-2.7.13.jar:/home/damian/.m2/repository/org/aspectj/aspectjweaver/1.9.7/aspectjweaver-1.9.7.jar:/home/damian/.m2/repository/org/springframework/boot/spring-boot-starter-jdbc/2.7.13/spring-boot-starter-jdbc-2.7.13.jar:/home/damian/.m2/repository/com/zaxxer/HikariCP/4.0.3/HikariCP-4.0.3.jar:/home/damian/.m2/repository/org/springframework/spring-jdbc/5.3.28/spring-jdbc-5.3.28.jar:/home/damian/.m2/repository/jakarta/transaction/jakarta.transaction-api/1.3.3/jakarta.transaction-api-1.3.3.jar:/home/damian/.m2/repository/jakarta/persistence/jakarta.persistence-api/2.2.3/jakarta.persistence-api-2.2.3.jar:/home/damian/.m2/repository/org/hibernate/hibernate-core/5.6.15.Final/hibernate-core-5.6.15.Final.jar:/home/damian/.m2/repository/antlr/antlr/2.7.7/antlr-2.7.7.jar:/home/damian/.m2/repository/org/jboss/jandex/2.4.2.Final/jandex-2.4.2.Final.jar:/home/damian/.m2/repository/com/fasterxml/classmate/1.5.1/classmate-1.5.1.jar:/home/damian/.m2/repository/org/hibernate/common/hibernate-commons-annotations/5.1.2.Final/hibernate-commons-annotations-5.1.2.Final.jar:/home/damian/.m2/repository/org/glassfish/jaxb/jaxb-runtime/2.3.8/jaxb-runtime-2.3.8.jar:/home/damian/.m2/repository/org/glassfish/jaxb/txw2/2.3.8/txw2-2.3.8.jar:/home/damian/.m2/repository/com/sun/istack/istack-commons-runtime/3.0.12/istack-commons-runtime-3.0.12.jar:/home/damian/.m2/repository/com/sun/activation/jakarta.activation/1.2.2/jakarta.activation-1.2.2.jar:/home/damian/.m2/repository/org/springframework/data/spring-data-jpa/2.7.13/spring-data-jpa-2.7.13.jar:/home/damian/.m2/repository/org/springframework/data/spring-data-commons/2.7.13/spring-data-commons-2.7.13.jar:/home/damian/.m2/repository/org/springframework/spring-orm/5.3.28/spring-orm-5.3.28.jar:/home/damian/.m2/repository/org/springframework/spring-tx/5.3.28/spring-tx-5.3.28.jar:/home/damian/.m2/repository/org/springframework/spring-aspects/5.3.28/spring-aspects-5.3.28.jar:/home/damian/.m2/repository/org/keycloak/keycloak-spring-boot-starter/21.1.1/keycloak-spring-boot-starter-21.1.1.jar:/home/damian/.m2/repository/org/keycloak/keycloak-spring-boot-2-adapter/21.1.1/keycloak-spring-boot-2-adapter-21.1.1.jar:/home/damian/.m2/repository/org/keycloak/keycloak-authz-client/21.1.1/keycloak-authz-client-21.1.1.jar:/home/damian/.m2/repository/org/apache/httpcomponents/httpclient/4.5.14/httpclient-4.5.14.jar:/home/damian/.m2/repository/org/apache/httpcomponents/httpcore/4.4.16/httpcore-4.4.16.jar:/home/damian/.m2/repository/commons-codec/commons-codec/1.15/commons-codec-1.15.jar:/home/damian/.m2/repository/org/keycloak/spring-boot-container-bundle/21.1.1/spring-boot-container-bundle-21.1.1.jar:/home/damian/.m2/repository/org/keycloak/keycloak-adapter-core/21.1.1/keycloak-adapter-core-21.1.1.jar:/home/damian/.m2/repository/org/keycloak/keycloak-crypto-default/21.1.1/keycloak-crypto-default-21.1.1.jar:/home/damian/.m2/repository/org/keycloak/keycloak-server-spi/21.1.1/keycloak-server-spi-21.1.1.jar:/home/damian/.m2/repository/org/keycloak/keycloak-server-spi-private/21.1.1/keycloak-server-spi-private-21.1.1.jar:/home/damian/.m2/repository/org/bouncycastle/bcpkix-jdk15on/1.70/bcpkix-jdk15on-1.70.jar:/home/damian/.m2/repository/org/bouncycastle/bcutil-jdk15on/1.70/bcutil-jdk15on-1.70.jar:/home/damian/.m2/repository/org/keycloak/keycloak-spring-security-adapter/21.1.1/keycloak-spring-security-adapter-21.1.1.jar:/home/damian/.m2/repository/org/keycloak/keycloak-adapter-spi/21.1.1/keycloak-adapter-spi-21.1.1.jar:/home/damian/.m2/repository/org/keycloak/keycloak-policy-enforcer/21.1.1/keycloak-policy-enforcer-21.1.1.jar:/home/damian/.m2/repository/org/bouncycastle/bcprov-jdk15on/1.70/bcprov-jdk15on-1.70.jar:/home/damian/.m2/repository/org/keycloak/keycloak-spring-boot-adapter-core/21.1.1/keycloak-spring-boot-adapter-core-21.1.1.jar:/home/damian/.m2/repository/org/jboss/logging/jboss-logging/3.4.3.Final/jboss-logging-3.4.3.Final.jar:/home/damian/.m2/repository/org/keycloak/keycloak-core/21.1.1/keycloak-core-21.1.1.jar:/home/damian/.m2/repository/org/keycloak/keycloak-common/21.1.1/keycloak-common-21.1.1.jar:/home/damian/.m2/repository/org/springframework/boot/spring-boot-starter-security/2.7.13/spring-boot-starter-security-2.7.13.jar:/home/damian/.m2/repository/org/springframework/spring-aop/5.3.28/spring-aop-5.3.28.jar:/home/damian/.m2/repository/org/springframework/security/spring-security-config/5.7.9/spring-security-config-5.7.9.jar:/home/damian/.m2/repository/org/springframework/security/spring-security-core/5.7.9/spring-security-core-5.7.9.jar:/home/damian/.m2/repository/org/springframework/security/spring-security-crypto/5.7.9/spring-security-crypto-5.7.9.jar:/home/damian/.m2/repository/org/springframework/security/spring-security-web/5.7.9/spring-security-web-5.7.9.jar com.example.todoapp.TodoAppApplication</text:p>
          </table:table-cell>
          <table:table-cell table:formula="of:=AVERAGE([$results.B43:$results.B52])" office:value-type="float" office:value="3.2615" calcext:value-type="float">
            <text:p>3.2615</text:p>
          </table:table-cell>
          <table:table-cell table:style-name="ce2" table:formula="of:=AVERAGE([$results.C43:$results.C52])" office:value-type="float" office:value="220" calcext:value-type="float">
            <text:p>220.0</text:p>
          </table:table-cell>
          <table:table-cell table:style-name="ce2" table:formula="of:=AVERAGE([$results.D43:$results.D52])" office:value-type="float" office:value="234.3" calcext:value-type="float">
            <text:p>234.3</text:p>
          </table:table-cell>
          <table:table-cell table:style-name="ce4" table:formula="of:=STDEV([$results.B43:$results.B52])" office:value-type="float" office:value="0.0510190596193662" calcext:value-type="float">
            <text:p>0.05</text:p>
          </table:table-cell>
          <table:table-cell table:style-name="ce4" table:formula="of:=STDEV([$results.C43:$results.C52])" office:value-type="float" office:value="4" calcext:value-type="float">
            <text:p>4.00</text:p>
          </table:table-cell>
          <table:table-cell table:style-name="ce4" table:formula="of:=STDEV([$results.D43:$results.D52])" office:value-type="float" office:value="3.05686840482943" calcext:value-type="float">
            <text:p>3.06</text:p>
          </table:table-cell>
          <table:table-cell table:formula="of:=MAX([$results.B43:$results.B52])" office:value-type="float" office:value="3.379" calcext:value-type="float">
            <text:p>3.379</text:p>
          </table:table-cell>
          <table:table-cell table:formula="of:=MAX([$results.C43:$results.C52])" office:value-type="float" office:value="227" calcext:value-type="float">
            <text:p>227</text:p>
          </table:table-cell>
          <table:table-cell table:formula="of:=MAX([$results.D43:$results.D52])" office:value-type="float" office:value="240" calcext:value-type="float">
            <text:p>240</text:p>
          </table:table-cell>
          <table:table-cell table:formula="of:=MIN([$results.B43:$results.B52])" office:value-type="float" office:value="3.21" calcext:value-type="float">
            <text:p>3.21</text:p>
          </table:table-cell>
          <table:table-cell table:formula="of:=MIN([$results.C43:$results.C52])" office:value-type="float" office:value="216" calcext:value-type="float">
            <text:p>216</text:p>
          </table:table-cell>
          <table:table-cell table:formula="of:=MIN([$results.D43:$results.D52])" office:value-type="float" office:value="231" calcext:value-type="float">
            <text:p>231</text:p>
          </table:table-cell>
          <table:table-cell table:formula="of:=[.I11]-[.L11]" office:value-type="float" office:value="0.169" calcext:value-type="float">
            <text:p>0.169</text:p>
          </table:table-cell>
          <table:table-cell table:formula="of:=[.J11]-[.M11]" office:value-type="float" office:value="11" calcext:value-type="float">
            <text:p>11</text:p>
          </table:table-cell>
          <table:table-cell table:formula="of:=[.K11]-[.N11]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IJ 21 21 jar</text:p>
          </table:table-cell>
          <table:table-cell/>
          <table:table-cell table:formula="of:=AVERAGE([$results.B53:$results.B62])" office:value-type="float" office:value="3.2746" calcext:value-type="float">
            <text:p>3.2746</text:p>
          </table:table-cell>
          <table:table-cell table:style-name="ce2" table:formula="of:=AVERAGE([$results.C53:$results.C62])" office:value-type="float" office:value="228.3" calcext:value-type="float">
            <text:p>228.3</text:p>
          </table:table-cell>
          <table:table-cell table:style-name="ce2" table:formula="of:=AVERAGE([$results.D53:$results.D62])" office:value-type="float" office:value="236.5" calcext:value-type="float">
            <text:p>236.5</text:p>
          </table:table-cell>
          <table:table-cell table:style-name="ce4" table:formula="of:=STDEV([$results.B53:$results.B62])" office:value-type="float" office:value="0.0678334561833448" calcext:value-type="float">
            <text:p>0.07</text:p>
          </table:table-cell>
          <table:table-cell table:style-name="ce4" table:formula="of:=STDEV([$results.C53:$results.C62])" office:value-type="float" office:value="0.483045891539648" calcext:value-type="float">
            <text:p>0.48</text:p>
          </table:table-cell>
          <table:table-cell table:style-name="ce4" table:formula="of:=STDEV([$results.D53:$results.D62])" office:value-type="float" office:value="0.707106781186548" calcext:value-type="float">
            <text:p>0.71</text:p>
          </table:table-cell>
          <table:table-cell table:formula="of:=MAX([$results.B53:$results.B62])" office:value-type="float" office:value="3.4" calcext:value-type="float">
            <text:p>3.4</text:p>
          </table:table-cell>
          <table:table-cell table:formula="of:=MAX([$results.C53:$results.C62])" office:value-type="float" office:value="229" calcext:value-type="float">
            <text:p>229</text:p>
          </table:table-cell>
          <table:table-cell table:formula="of:=MAX([$results.D53:$results.D62])" office:value-type="float" office:value="238" calcext:value-type="float">
            <text:p>238</text:p>
          </table:table-cell>
          <table:table-cell table:formula="of:=MIN([$results.B53:$results.B62])" office:value-type="float" office:value="3.184" calcext:value-type="float">
            <text:p>3.184</text:p>
          </table:table-cell>
          <table:table-cell table:formula="of:=MIN([$results.C53:$results.C62])" office:value-type="float" office:value="228" calcext:value-type="float">
            <text:p>228</text:p>
          </table:table-cell>
          <table:table-cell table:formula="of:=MIN([$results.D53:$results.D62])" office:value-type="float" office:value="236" calcext:value-type="float">
            <text:p>236</text:p>
          </table:table-cell>
          <table:table-cell table:formula="of:=[.I12]-[.L12]" office:value-type="float" office:value="0.216" calcext:value-type="float">
            <text:p>0.216</text:p>
          </table:table-cell>
          <table:table-cell table:formula="of:=[.J12]-[.M12]" office:value-type="float" office:value="1" calcext:value-type="float">
            <text:p>1</text:p>
          </table:table-cell>
          <table:table-cell table:formula="of:=[.K12]-[.N12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JDK</text:p>
          </table:table-cell>
          <table:table-cell table:style-name="ce6" office:value-type="string" calcext:value-type="string">
            <text:p>start time [s]</text:p>
          </table:table-cell>
          <table:table-cell table:style-name="ce6" office:value-type="string" calcext:value-type="string">
            <text:p>memory after init [MB]</text:p>
          </table:table-cell>
          <table:table-cell table:style-name="ce6" office:value-type="string" calcext:value-type="string">
            <text:p>memory after request [MB]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4.8" calcext:value-type="float">
            <text:p>4.8</text:p>
          </table:table-cell>
          <table:table-cell office:value-type="float" office:value="425" calcext:value-type="float">
            <text:p>425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4.884" calcext:value-type="float">
            <text:p>4.884</text:p>
          </table:table-cell>
          <table:table-cell office:value-type="float" office:value="442" calcext:value-type="float">
            <text:p>442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4.799" calcext:value-type="float">
            <text:p>4.799</text:p>
          </table:table-cell>
          <table:table-cell office:value-type="float" office:value="395" calcext:value-type="float">
            <text:p>395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5.007" calcext:value-type="float">
            <text:p>5.007</text:p>
          </table:table-cell>
          <table:table-cell office:value-type="float" office:value="427" calcext:value-type="float">
            <text:p>427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5.092" calcext:value-type="float">
            <text:p>5.092</text:p>
          </table:table-cell>
          <table:table-cell office:value-type="float" office:value="468" calcext:value-type="float">
            <text:p>468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4.913" calcext:value-type="float">
            <text:p>4.913</text:p>
          </table:table-cell>
          <table:table-cell office:value-type="float" office:value="439" calcext:value-type="float">
            <text:p>439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4.816" calcext:value-type="float">
            <text:p>4.816</text:p>
          </table:table-cell>
          <table:table-cell office:value-type="float" office:value="402" calcext:value-type="float">
            <text:p>402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5.08" calcext:value-type="float">
            <text:p>5.08</text:p>
          </table:table-cell>
          <table:table-cell office:value-type="float" office:value="491" calcext:value-type="float">
            <text:p>491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11 jar</text:p>
          </table:table-cell>
          <table:table-cell office:value-type="float" office:value="4.932" calcext:value-type="float">
            <text:p>4.932</text:p>
          </table:table-cell>
          <table:table-cell office:value-type="float" office:value="435" calcext:value-type="float">
            <text:p>435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JDK11 jar</text:p>
          </table:table-cell>
          <table:table-cell table:style-name="ce6" office:value-type="float" office:value="4.78" calcext:value-type="float">
            <text:p>4.78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530" calcext:value-type="float">
            <text:p>530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4.795" calcext:value-type="float">
            <text:p>4.795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4.856" calcext:value-type="float">
            <text:p>4.856</text:p>
          </table:table-cell>
          <table:table-cell office:value-type="float" office:value="338" calcext:value-type="float">
            <text:p>338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4.787" calcext:value-type="float">
            <text:p>4.787</text:p>
          </table:table-cell>
          <table:table-cell office:value-type="float" office:value="343" calcext:value-type="float">
            <text:p>343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5.024" calcext:value-type="float">
            <text:p>5.024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4.852" calcext:value-type="float">
            <text:p>4.852</text:p>
          </table:table-cell>
          <table:table-cell office:value-type="float" office:value="342" calcext:value-type="float">
            <text:p>342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4.98" calcext:value-type="float">
            <text:p>4.98</text:p>
          </table:table-cell>
          <table:table-cell office:value-type="float" office:value="320" calcext:value-type="float">
            <text:p>320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4.911" calcext:value-type="float">
            <text:p>4.911</text:p>
          </table:table-cell>
          <table:table-cell office:value-type="float" office:value="333" calcext:value-type="float">
            <text:p>333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5.09" calcext:value-type="float">
            <text:p>5.09</text:p>
          </table:table-cell>
          <table:table-cell office:value-type="float" office:value="323" calcext:value-type="float">
            <text:p>323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21 11 jar</text:p>
          </table:table-cell>
          <table:table-cell office:value-type="float" office:value="4.871" calcext:value-type="float">
            <text:p>4.871</text:p>
          </table:table-cell>
          <table:table-cell office:value-type="float" office:value="309" calcext:value-type="float">
            <text:p>309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JDK21 11 jar</text:p>
          </table:table-cell>
          <table:table-cell table:style-name="ce6" office:value-type="float" office:value="4.833" calcext:value-type="float">
            <text:p>4.833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344" calcext:value-type="float">
            <text:p>344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89" calcext:value-type="float">
            <text:p>4.89</text:p>
          </table:table-cell>
          <table:table-cell office:value-type="float" office:value="303" calcext:value-type="float">
            <text:p>303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731" calcext:value-type="float">
            <text:p>4.731</text:p>
          </table:table-cell>
          <table:table-cell office:value-type="float" office:value="317" calcext:value-type="float">
            <text:p>317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847" calcext:value-type="float">
            <text:p>4.847</text:p>
          </table:table-cell>
          <table:table-cell office:value-type="float" office:value="308" calcext:value-type="float">
            <text:p>308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811" calcext:value-type="float">
            <text:p>4.811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821" calcext:value-type="float">
            <text:p>4.821</text:p>
          </table:table-cell>
          <table:table-cell office:value-type="float" office:value="305" calcext:value-type="float">
            <text:p>305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884" calcext:value-type="float">
            <text:p>4.884</text:p>
          </table:table-cell>
          <table:table-cell office:value-type="float" office:value="325" calcext:value-type="float">
            <text:p>325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68" calcext:value-type="float">
            <text:p>4.68</text:p>
          </table:table-cell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949" calcext:value-type="float">
            <text:p>4.949</text:p>
          </table:table-cell>
          <table:table-cell office:value-type="float" office:value="306" calcext:value-type="float">
            <text:p>306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DK 21 21 jar</text:p>
          </table:table-cell>
          <table:table-cell office:value-type="float" office:value="4.935" calcext:value-type="float">
            <text:p>4.935</text:p>
          </table:table-cell>
          <table:table-cell office:value-type="float" office:value="311" calcext:value-type="float">
            <text:p>311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JDK 21 21 jar</text:p>
          </table:table-cell>
          <table:table-cell table:style-name="ce6" office:value-type="float" office:value="4.87" calcext:value-type="float">
            <text:p>4.87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338" calcext:value-type="float">
            <text:p>338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2.957" calcext:value-type="float">
            <text:p>2.957</text:p>
          </table:table-cell>
          <table:table-cell office:value-type="float" office:value="324" calcext:value-type="float">
            <text:p>324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3.03" calcext:value-type="float">
            <text:p>3.03</text:p>
          </table:table-cell>
          <table:table-cell office:value-type="float" office:value="320" calcext:value-type="float">
            <text:p>320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2.987" calcext:value-type="float">
            <text:p>2.987</text:p>
          </table:table-cell>
          <table:table-cell office:value-type="float" office:value="343" calcext:value-type="float">
            <text:p>343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2.915" calcext:value-type="float">
            <text:p>2.915</text:p>
          </table:table-cell>
          <table:table-cell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2.906" calcext:value-type="float">
            <text:p>2.906</text:p>
          </table:table-cell>
          <table:table-cell office:value-type="float" office:value="326" calcext:value-type="float">
            <text:p>326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3.007" calcext:value-type="float">
            <text:p>3.007</text:p>
          </table:table-cell>
          <table:table-cell office:value-type="float" office:value="304" calcext:value-type="float">
            <text:p>304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2.973" calcext:value-type="float">
            <text:p>2.973</text:p>
          </table:table-cell>
          <table:table-cell office:value-type="float" office:value="360" calcext:value-type="float">
            <text:p>360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2.952" calcext:value-type="float">
            <text:p>2.952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11 jar</text:p>
          </table:table-cell>
          <table:table-cell office:value-type="float" office:value="2.919" calcext:value-type="float">
            <text:p>2.919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J 11 jar</text:p>
          </table:table-cell>
          <table:table-cell table:style-name="ce6" office:value-type="float" office:value="3.013" calcext:value-type="float">
            <text:p>3.013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329" calcext:value-type="float">
            <text:p>329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248" calcext:value-type="float">
            <text:p>3.248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234" calcext:value-type="float">
            <text:p>3.234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282" calcext:value-type="float">
            <text:p>3.282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21" calcext:value-type="float">
            <text:p>3.21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26" calcext:value-type="float">
            <text:p>3.26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306" calcext:value-type="float">
            <text:p>3.306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258" calcext:value-type="float">
            <text:p>3.258</text:p>
          </table:table-cell>
          <table:table-cell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379" calcext:value-type="float">
            <text:p>3.379</text:p>
          </table:table-cell>
          <table:table-cell office:value-type="float" office:value="225" calcext:value-type="float">
            <text:p>225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11 jar</text:p>
          </table:table-cell>
          <table:table-cell office:value-type="float" office:value="3.218" calcext:value-type="float">
            <text:p>3.218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IJ 21 11 jar</text:p>
          </table:table-cell>
          <table:table-cell table:style-name="ce6" office:value-type="float" office:value="3.22" calcext:value-type="float">
            <text:p>3.22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31" calcext:value-type="float">
            <text:p>231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4" calcext:value-type="float">
            <text:p>3.4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352" calcext:value-type="float">
            <text:p>3.352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184" calcext:value-type="float">
            <text:p>3.184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313" calcext:value-type="float">
            <text:p>3.313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303" calcext:value-type="float">
            <text:p>3.303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228" calcext:value-type="float">
            <text:p>3.228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271" calcext:value-type="float">
            <text:p>3.271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262" calcext:value-type="float">
            <text:p>3.262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224" calcext:value-type="float">
            <text:p>3.22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 21 21 jar</text:p>
          </table:table-cell>
          <table:table-cell office:value-type="float" office:value="3.209" calcext:value-type="float">
            <text:p>3.209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</table:table>
      <table:table table:name="transposed copy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9" number:min-decimal-places="19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2:33:11.700217796</meta:creation-date>
    <dc:date>2023-10-25T12:54:34.073851588</dc:date>
    <meta:editing-duration>P1DT13H8M44S</meta:editing-duration>
    <meta:editing-cycles>12</meta:editing-cycles>
    <meta:generator>LibreOffice/7.3.7.2$Linux_X86_64 LibreOffice_project/30$Build-2</meta:generator>
    <meta:document-statistic meta:table-count="3" meta:cell-count="363" meta:object-count="0"/>
  </office:meta>
</office:document-meta>
</file>